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left"/>
    </style:style>
    <style:style style:name="Tabelle1.A" style:family="table-column">
      <style:table-column-properties style:column-width="3.039cm"/>
    </style:style>
    <style:style style:name="Tabelle1.B" style:family="table-column">
      <style:table-column-properties style:column-width="4.066cm"/>
    </style:style>
    <style:style style:name="Tabelle1.C" style:family="table-column">
      <style:table-column-properties style:column-width="9.895cm"/>
    </style:style>
    <style:style style:name="Tabelle1.A1" style:family="table-cell">
      <style:table-cell-properties style:vertical-align="middle" fo:padding="0.049cm" fo:border="none"/>
    </style:style>
    <style:style style:name="Tabelle2" style:family="table">
      <style:table-properties style:width="17cm" table:align="left"/>
    </style:style>
    <style:style style:name="Tabelle2.A" style:family="table-column">
      <style:table-column-properties style:column-width="2.843cm"/>
    </style:style>
    <style:style style:name="Tabelle2.B" style:family="table-column">
      <style:table-column-properties style:column-width="4.964cm"/>
    </style:style>
    <style:style style:name="Tabelle2.C" style:family="table-column">
      <style:table-column-properties style:column-width="9.193cm"/>
    </style:style>
    <style:style style:name="Tabelle2.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style>
    <style:style style:name="P2" style:family="paragraph" style:parent-style-name="Text_20_body">
      <style:paragraph-properties fo:margin-left="0cm" fo:margin-right="0cm" fo:margin-top="0cm" fo:margin-bottom="0cm" style:contextual-spacing="false" fo:text-indent="0cm" style:auto-text-indent="false" style:writing-mode="lr-tb"/>
    </style:style>
    <style:style style:name="P3" style:family="paragraph" style:parent-style-name="Text_20_body">
      <style:paragraph-properties fo:margin-left="0cm" fo:margin-right="0cm" fo:margin-top="0cm" fo:margin-bottom="0cm" style:contextual-spacing="false"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writing-mode="lr-tb"/>
    </style:style>
    <style:style style:name="P6" style:family="paragraph" style:parent-style-name="Text_20_body">
      <style:paragraph-properties style:writing-mode="lr-tb"/>
    </style:style>
    <style:style style:name="P7" style:family="paragraph" style:parent-style-name="Text_20_body">
      <style:text-properties fo:font-weight="bold"/>
    </style:style>
    <style:style style:name="P8" style:family="paragraph" style:parent-style-name="Text_20_body" style:list-style-name="L1"/>
    <style:style style:name="P9" style:family="paragraph" style:parent-style-name="Table_20_Contents">
      <style:text-properties fo:font-weight="bold"/>
    </style:style>
    <style:style style:name="P10" style:family="paragraph" style:parent-style-name="Text_20_body" style:list-style-name="L2"/>
    <style:style style:name="P11" style:family="paragraph" style:parent-style-name="Text_20_body" style:list-style-name="L3">
      <style:text-properties fo:font-weight="bold"/>
    </style:style>
    <style:style style:name="P12" style:family="paragraph" style:parent-style-name="Text_20_body" style:list-style-name="L3"/>
    <style:style style:name="P13" style:family="paragraph" style:parent-style-name="Text_20_body" style:list-style-name="L4">
      <style:text-properties fo:font-weight="bold"/>
    </style:style>
    <style:style style:name="P14" style:family="paragraph" style:parent-style-name="Text_20_body" style:list-style-name="L4"/>
    <style:style style:name="P15" style:family="paragraph" style:parent-style-name="Text_20_body" style:list-style-name="L5">
      <style:text-properties fo:font-weight="bold"/>
    </style:style>
    <style:style style:name="P16" style:family="paragraph" style:parent-style-name="Text_20_body" style:list-style-name="L5"/>
    <style:style style:name="P17" style:family="paragraph" style:parent-style-name="Text_20_body" style:list-style-name="L6">
      <style:text-properties fo:font-weight="bold"/>
    </style:style>
    <style:style style:name="P18" style:family="paragraph" style:parent-style-name="Text_20_body" style:list-style-name="L6"/>
    <style:style style:name="P19" style:family="paragraph" style:parent-style-name="Text_20_body" style:list-style-name="L7"/>
    <style:style style:name="T1" style:family="text">
      <style:text-properties fo:font-weight="bold"/>
    </style:style>
    <style:style style:name="T2" style:family="text">
      <style:text-properties fo:font-style="italic"/>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a xlink:type="simple" xlink:href="https://gemini.google.com/app" text:style-name="Internet_20_link" text:visited-style-name="Visited_20_Internet_20_Link">Gemini </text:a></text:p>
      <text:p text:style-name="P1">Meine Inhalte </text:p>
      <text:section text:style-name="Sect1" text:name="conversations-list-0">
        <text:p text:style-name="P2">Spring Boot Bewerbung: IoT-Datenstrom-Analyse </text:p>
      </text:section>
      <text:p text:style-name="P2">Gemini: App, Integration oder Web? </text:p>
      <text:section text:style-name="Sect1" text:name="Bereich1">
        <text:p text:style-name="P3"><text:bookmark text:name="conversations-list-0"/></text:p>
      </text:section>
      <text:h text:style-name="Heading_20_1" text:outline-level="1">Unterhaltung mit Gemini</text:h>
      <text:section text:style-name="Sect1" text:name="chat-history">
        <text:p text:style-name="P4"/>
        <text:section text:style-name="Sect1" text:name="d15ca16e947a4d1b">
          <text:p text:style-name="P4"/>
          <text:section text:style-name="Sect1" text:name="user-query-content-0">
            <text:p text:style-name="P4"/>
          </text:section>
        </text:section>
      </text:section>
      <text:p text:style-name="P5">Du </text:p>
      <text:p text:style-name="P6">bist Personalchef eines großen IT Internehmens das unter anderem </text:p>
      <text:p text:style-name="P6">Softwarprojekte mit SpringBoot umsetzt: Stell Dir vor, Du bekommst </text:p>
      <text:p text:style-name="P6">eine Bewerbung von einem Java-Ingenieur der bisher im technischen </text:p>
      <text:p text:style-name="P6">Bereich tätig war, und der nun SpringBoot neu lernt. Zum Darstellen </text:p>
      <text:p text:style-name="P6">seines Kenntnissstandes und seines Interesses bietet der Ingenieur </text:p>
      <text:p text:style-name="P6">eine Probearbeit zu seinen neu erlernten SpringBoot-Kenntnissen an. </text:p>
      <text:p text:style-name="P6">Welches Thema würde Dir als Personalchef aus der Masse der </text:p>
      <text:p text:style-name="P6">Bewerbungen heraus auffallen, sodass Du es näher betrachten </text:p>
      <text:p text:style-name="P6">möchtest. </text:p>
      <text:section text:style-name="Sect1" text:name="Bereich2">
        <text:p text:style-name="P4"><text:bookmark text:name="user-query-content-0"/></text:p>
      </text:section>
      <text:section text:style-name="Sect2" text:name="model-response-message-contentr_d15ca16e947a4d1b">
        <text:p text:style-name="P4">Hallo! Als Personalchef in einem großen IT-Unternehmen sehe ich täglich Dutzende von Standard-Projekten (wie To-Do-Listen oder einfache Library-Management-Systeme). Wenn ein erfahrener Ingenieur aus einem anderen technischen Bereich zu uns wechseln möchte, suche ich nicht nach dem hundertsten "Hello World"-Beispiel.</text:p>
        <text:p text:style-name="Text_20_body">Ich suche nach der <text:span text:style-name="T1">Brücke zwischen seiner bisherigen Erfahrung und der modernen Cloud-Native-Welt</text:span>.</text:p>
        <text:p text:style-name="Text_20_body">Hier ist das Thema, das mich sofort dazu bringen würde, die Bewerbung aus dem Stapel zu ziehen:</text:p>
        <text:h text:style-name="Heading_20_3" text:outline-level="3">Das Gewinner-Thema: „Vom Sensor in die Cloud“</text:h>
        <text:p text:style-name="P7">Ein reaktives Monitoring-Dashboard für industrielle IoT-Daten.</text:p>
        <text:p text:style-name="Text_20_body">Stell dir vor, der Ingenieur nutzt sein technisches Vorwissen (z. B. aus dem Maschinenbau, der Automatisierung oder Elektrotechnik) und baut eine Spring Boot Anwendung, die nicht nur Daten speichert, sondern diese <text:span text:style-name="T1">in Echtzeit</text:span> verarbeitet.</text:p>
        <text:p text:style-name="Horizontal_20_Line"/>
        <text:h text:style-name="Heading_20_3" text:outline-level="3"><text:soft-page-break/>Warum genau dieses Thema?</text:h>
        <text:p text:style-name="Text_20_body">Drei Gründe, warum mich das als HR-Entscheider überzeugt:</text:p>
        <text:list text:style-name="L1">
          <text:list-item>
            <text:p text:style-name="P8"><text:span text:style-name="T1">Domänen-Transfer:</text:span> Er zeigt, dass er sein "altes" Fachwissen nicht wegwirft, sondern durch Spring Boot veredelt. Das ist ein riesiger Mehrwert für unsere Kundenprojekte.</text:p>
          </text:list-item>
          <text:list-item>
            <text:p text:style-name="P8"><text:span text:style-name="T1">Technischer Tiefgang:</text:span> Anstatt nur CRUD (Create, Read, Update, Delete) zu zeigen, nutzt er fortgeschrittene Konzepte:</text:p>
            <text:list>
              <text:list-item>
                <text:p text:style-name="P8"><text:span text:style-name="T1">Spring WebFlux:</text:span> Für reaktive Datenströme (non-blocking).</text:p>
              </text:list-item>
              <text:list-item>
                <text:p text:style-name="P8"><text:span text:style-name="T1">Integration:</text:span> Anbindung einer Zeitreihen-Datenbank (wie InfluxDB) oder eines Message-Brokers (wie RabbitMQ/Kafka).</text:p>
              </text:list-item>
              <text:list-item>
                <text:p text:style-name="P8"><text:span text:style-name="T1">Resilience:</text:span> Einsatz von Frameworks wie <text:span text:style-name="T2">Resilience4j</text:span>, um zu zeigen, dass er versteht, wie man mit ausfallenden Sensoren/Systemen umgeht.</text:p>
              </text:list-item>
            </text:list>
          </text:list-item>
          <text:list-item>
            <text:p text:style-name="P8"><text:span text:style-name="T1">Professionalität:</text:span> Er liefert nicht nur Code, sondern ein fertiges Paket mit <text:span text:style-name="T1">Docker-Compose</text:span> und einer sauberen <text:span text:style-name="T1">OpenAPI/Swagger</text:span> Dokumentation.</text:p>
          </text:list-item>
        </text:list>
        <text:p text:style-name="Horizontal_20_Line"/>
        <text:h text:style-name="Heading_20_3" text:outline-level="3">Die konkrete Umsetzung (Der „Pitch“)</text:h>
        <text:p text:style-name="Text_20_body">Ich würde mir wünschen, dass die Probearbeit folgende Punkte abdeckt:</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Table_20_Contents">Feature</text:p>
              </table:table-cell>
              <table:table-cell table:style-name="Tabelle1.A1" office:value-type="string">
                <text:p text:style-name="Table_20_Contents">Technischer Fokus</text:p>
              </table:table-cell>
              <table:table-cell table:style-name="Tabelle1.A1" office:value-type="string">
                <text:p text:style-name="Table_20_Contents">Warum das beeindruckt</text:p>
              </table:table-cell>
            </table:table-row>
          </table:table-header-rows>
          <table:table-row>
            <table:table-cell table:style-name="Tabelle1.A1" office:value-type="string">
              <text:p text:style-name="P9">Ingestion Service</text:p>
            </table:table-cell>
            <table:table-cell table:style-name="Tabelle1.A1" office:value-type="string">
              <text:p text:style-name="Table_20_Contents">Spring Boot &amp; MQTT/Kafka</text:p>
            </table:table-cell>
            <table:table-cell table:style-name="Tabelle1.A1" office:value-type="string">
              <text:p text:style-name="Table_20_Contents">Beweist Verständnis für Schnittstellen jenseits von REST.</text:p>
            </table:table-cell>
          </table:table-row>
          <table:table-row>
            <table:table-cell table:style-name="Tabelle1.A1" office:value-type="string">
              <text:p text:style-name="P9">Business Logic</text:p>
            </table:table-cell>
            <table:table-cell table:style-name="Tabelle1.A1" office:value-type="string">
              <text:p text:style-name="Table_20_Contents">State Machine / Validation</text:p>
            </table:table-cell>
            <table:table-cell table:style-name="Tabelle1.A1" office:value-type="string">
              <text:p text:style-name="Table_20_Contents">Zeigt, dass er komplexe Logik sauber in Services kapseln kann.</text:p>
            </table:table-cell>
          </table:table-row>
          <table:table-row>
            <table:table-cell table:style-name="Tabelle1.A1" office:value-type="string">
              <text:p text:style-name="P9">Observability</text:p>
            </table:table-cell>
            <table:table-cell table:style-name="Tabelle1.A1" office:value-type="string">
              <text:p text:style-name="Table_20_Contents">Micrometer / Prometheus</text:p>
            </table:table-cell>
            <table:table-cell table:style-name="Tabelle1.A1" office:value-type="string">
              <text:p text:style-name="Table_20_Contents">Er denkt wie ein Senior: Code ist nur gut, wenn man ihn im Betrieb überwachen kann.</text:p>
            </table:table-cell>
          </table:table-row>
          <table:table-row>
            <table:table-cell table:style-name="Tabelle1.A1" office:value-type="string">
              <text:p text:style-name="P9">Testing</text:p>
            </table:table-cell>
            <table:table-cell table:style-name="Tabelle1.A1" office:value-type="string">
              <text:p text:style-name="Table_20_Contents">Testcontainers</text:p>
            </table:table-cell>
            <table:table-cell table:style-name="Tabelle1.A1" office:value-type="string">
              <text:p text:style-name="Table_20_Contents">Er schreibt automatisierte Integrationstests, keine manuellen Klick-Tests.</text:p>
            </table:table-cell>
          </table:table-row>
        </table:table>
        <text:p text:style-name="Text_20_body"/>
      </text:section>
      <text:section text:style-name="Sect2" text:name="Bereich3">
        <text:p text:style-name="Horizontal_20_Line"><text:bookmark text:name="model-response-message-contentr_d15ca16e947a4d1b"/></text:p>
        <text:h text:style-name="Heading_20_3" text:outline-level="3">Mein Fazit als Personalchef</text:h>
        <text:p text:style-name="Text_20_body">Ein Ingenieur, der mir zeigt: <text:span text:style-name="T2">"Ich weiß, wie man physische Systeme versteht, und hier ist eine moderne, skalierbare Spring Boot Architektur, die diese Systeme steuert"</text:span>, ist für mich Gold wert. Es beweist <text:span text:style-name="T1">Transferleistung</text:span> und <text:span text:style-name="T1">schnelle Auffassungsgabe</text:span>.</text:p>
        <text:p text:style-name="Quotations"><text:span text:style-name="T1">Tipp für den Bewerber:</text:span> Er sollte das Projekt auf GitHub hosten und ein erstklassiges <text:span text:style-name="Source_20_Text">README.md</text:span> schreiben, das nicht nur erklärt, <text:span text:style-name="T2">wie</text:span> man es startet, sondern <text:span text:style-name="T2">warum</text:span> er sich für diese Architektur entschieden hat.</text:p>
        <text:p text:style-name="Text_20_body">Soll ich dir dabei helfen, eine konkrete Aufgabenstellung oder eine Struktur für so ein Projekt zu entwerfen, die der Ingenieur als Leitfaden nutzen kann?</text:p>
      </text:section>
      <text:section text:style-name="Sect1" text:name="Bereich4">
        <text:p text:style-name="P4"><text:bookmark text:name="d15ca16e947a4d1b"/></text:p>
      </text:section>
      <text:section text:style-name="Sect1" text:name="814a5489b6ce68cb">
        <text:p text:style-name="P4"><text:soft-page-break/></text:p>
        <text:section text:style-name="Sect1" text:name="user-query-content-1">
          <text:p text:style-name="P4"/>
        </text:section>
      </text:section>
      <text:section text:style-name="Sect1" text:name="Bereich5">
        <text:p text:style-name="P5"><text:bookmark text:name="user-query-content-1"/>würdest du genauso antworten, wenn du die aktuelle Lage am Arbeitsmarkt berücksichtigst, und siehst, dass das Interesse dort an IoT Theman nahezu bei Null angekommen ist? </text:p>
      </text:section>
      <text:section text:style-name="Sect2" text:name="model-response-message-contentr_814a5489b6ce68cb">
        <text:p text:style-name="P4">Das ist ein hervorragender und sehr berechtigter Einwand. Du hast recht: Wenn der Markt für IoT-Themen gesättigt oder das Interesse dort abgekühlt ist, wirkt ein IoT-Projekt eher wie eine „Nischen-Bastelei“ und weniger wie eine Lösung für die drängenden Probleme eines IT-Unternehmens im Jahr 2026.</text:p>
        <text:p text:style-name="Text_20_body">Als Personalchef würde ich meine Strategie in diesem Fall sofort anpassen. Ich suche dann nicht mehr nach „Technik-Spielerei“, sondern nach <text:span text:style-name="T1">unternehmerischer Relevanz, Effizienz und Sicherheit</text:span>.</text:p>
        <text:p text:style-name="Text_20_body">Hier ist das Thema, das mich in der aktuellen Marktlage (2026) wirklich begeistern würde:</text:p>
        <text:h text:style-name="Heading_20_3" text:outline-level="3">Das neue Gewinner-Thema: „The AI-Enhanced Legacy Bridge“</text:h>
        <text:p text:style-name="P7">Ein intelligentes Modernisierungs-Gateway für Altsysteme.</text:p>
        <text:p text:style-name="Text_20_body">In einer Zeit, in der Unternehmen ihre bestehenden Java-Systeme (Legacy) auf <text:span text:style-name="T1">Spring Boot 3</text:span> hieven müssen und gleichzeitig unter Kostendruck stehen, ist ein Ingenieur, der „Brücken bauen“ kann, unbezahlbar.</text:p>
        <text:p text:style-name="Horizontal_20_Line"/>
        <text:h text:style-name="Heading_20_3" text:outline-level="3">Warum dieses Thema 2026 den Nerv trifft:</text:h>
        <text:p text:style-name="Text_20_body">Drei Gründe, warum dieses Projekt bei mir sofort zur Einladung führt:</text:p>
        <text:list text:style-name="L2">
          <text:list-item>
            <text:p text:style-name="P10"><text:span text:style-name="T1">Kosteneffizienz durch Automatisierung:</text:span> Anstatt nur Code zu schreiben, nutzt der Bewerber <text:span text:style-name="T1">Spring AI</text:span>, um z.B. unstrukturierte Daten (alte Log-Dateien, Excel-Listen oder PDF-Berichte) in strukturierte APIs zu verwandeln. Das spart Unternehmen tausende Arbeitsstunden.</text:p>
          </text:list-item>
          <text:list-item>
            <text:p text:style-name="P10"><text:span text:style-name="T1">Sicherheit &amp; Compliance (DevSecOps):</text:span> 2026 ist Sicherheit kein „Feature“ mehr, sondern Überlebensvoraussetzung. Wenn der Bewerber zeigt, wie er mit <text:span text:style-name="T1">Spring Security</text:span> und <text:span text:style-name="T1">OAuth2/OpenID Connect</text:span> eine moderne Absicherung über eine unsichere Alt-Infrastruktur legt, hat er mich überzeugt.</text:p>
          </text:list-item>
          <text:list-item>
            <text:p text:style-name="P10"><text:span text:style-name="T1">Cloud-Native &amp; Nachhaltigkeit:</text:span> Der Fokus liegt auf <text:span text:style-name="T1">GraalVM (Native Images)</text:span>. Er zeigt, dass er Anwendungen baut, die extrem schnell starten und wenig Arbeitsspeicher verbrauchen – das senkt die Cloud-Rechnung (AWS/Azure) direkt.</text:p>
          </text:list-item>
        </text:list>
        <text:p text:style-name="Horizontal_20_Line"/>
        <text:h text:style-name="Heading_20_3" text:outline-level="3">Die konkrete Umsetzung für die Probearbeit:</text:h>
        <text:p text:style-name="Text_20_body">Das Projekt sollte zeigen, wie man eine „staubige“ Datenquelle (z.B. eine alte SQL-Datenbank oder CSV-Files) in einen modernen Microservice verwandelt.</text:p>
        <table:table table:name="Tabelle2" table:style-name="Tabelle2">
          <table:table-column table:style-name="Tabelle2.A"/>
          <table:table-column table:style-name="Tabelle2.B"/>
          <table:table-column table:style-name="Tabelle2.C"/>
          <table:table-header-rows>
            <text:soft-page-break/>
            <table:table-row>
              <table:table-cell table:style-name="Tabelle2.A1" office:value-type="string">
                <text:p text:style-name="Table_20_Contents">Feature</text:p>
              </table:table-cell>
              <table:table-cell table:style-name="Tabelle2.A1" office:value-type="string">
                <text:p text:style-name="Table_20_Contents">Fokus 2026</text:p>
              </table:table-cell>
              <table:table-cell table:style-name="Tabelle2.A1" office:value-type="string">
                <text:p text:style-name="Table_20_Contents">Warum das zieht</text:p>
              </table:table-cell>
            </table:table-row>
          </table:table-header-rows>
          <table:table-row>
            <table:table-cell table:style-name="Tabelle2.A1" office:value-type="string">
              <text:p text:style-name="P9">Spring AI Integration</text:p>
            </table:table-cell>
            <table:table-cell table:style-name="Tabelle2.A1" office:value-type="string">
              <text:p text:style-name="Table_20_Contents">LLM-Anbindung (z.B. Ollama/OpenAI)</text:p>
            </table:table-cell>
            <table:table-cell table:style-name="Tabelle2.A1" office:value-type="string">
              <text:p text:style-name="Table_20_Contents">Er zeigt, dass er KI nicht nur als Chat nutzt, sondern produktiv in die Business-Logik einbaut (z.B. für intelligentes Tagging).</text:p>
            </table:table-cell>
          </table:table-row>
          <table:table-row>
            <table:table-cell table:style-name="Tabelle2.A1" office:value-type="string">
              <text:p text:style-name="P9">Modern API</text:p>
            </table:table-cell>
            <table:table-cell table:style-name="Tabelle2.A1" office:value-type="string">
              <text:p text:style-name="Table_20_Contents">Spring WebFlux &amp; Problem Details</text:p>
            </table:table-cell>
            <table:table-cell table:style-name="Tabelle2.A1" office:value-type="string">
              <text:p text:style-name="Table_20_Contents">Er liefert eine API, die nicht nur Daten sendet, sondern modernste Fehlerbehandlung (RFC 9457) beherrscht.</text:p>
            </table:table-cell>
          </table:table-row>
          <table:table-row>
            <table:table-cell table:style-name="Tabelle2.A1" office:value-type="string">
              <text:p text:style-name="P9">Resilience</text:p>
            </table:table-cell>
            <table:table-cell table:style-name="Tabelle2.A1" office:value-type="string">
              <text:p text:style-name="Table_20_Contents">Circuit Breaker (Resilience4j)</text:p>
            </table:table-cell>
            <table:table-cell table:style-name="Tabelle2.A1" office:value-type="string">
              <text:p text:style-name="Table_20_Contents">Er beweist, dass er versteht, wie man moderne Software vor Fehlern in instabilen Drittsystemen schützt.</text:p>
            </table:table-cell>
          </table:table-row>
          <table:table-row>
            <table:table-cell table:style-name="Tabelle2.A1" office:value-type="string">
              <text:p text:style-name="P9">Green IT</text:p>
            </table:table-cell>
            <table:table-cell table:style-name="Tabelle2.A1" office:value-type="string">
              <text:p text:style-name="Table_20_Contents">GraalVM &amp; Ressourceneffizienz</text:p>
            </table:table-cell>
            <table:table-cell table:style-name="Tabelle2.A1" office:value-type="string">
              <text:p text:style-name="Table_20_Contents">Er zeigt die Messung des Speicherverbrauchs. Das ist Musik in den Ohren jedes CTOs, der Cloud-Kosten sparen muss.</text:p>
            </table:table-cell>
          </table:table-row>
        </table:table>
        <text:p text:style-name="Text_20_body"/>
      </text:section>
      <text:section text:style-name="Sect2" text:name="Bereich6">
        <text:p text:style-name="Horizontal_20_Line"><text:bookmark text:name="model-response-message-contentr_814a5489b6ce68cb"/></text:p>
        <text:h text:style-name="Heading_20_3" text:outline-level="3">Mein Fazit als Personalchef (Angepasst an 2026)</text:h>
        <text:p text:style-name="Text_20_body">Ich schaue heute weniger darauf, <text:span text:style-name="T2">was</text:span> gesteuert wird (Sensoren sind out), sondern <text:span text:style-name="T2">wie</text:span> effizient, sicher und intelligent die Software mit Daten umgeht. Ein Ingenieur, der sagt: <text:span text:style-name="T2">"Ich nehme eure komplexen Bestandsdaten und mache sie mit Spring Boot sicher, KI-ready und kosteneffizient für die Cloud"</text:span>, ist der absolute Top-Kandidat.</text:p>
        <text:p text:style-name="Quotations"><text:span text:style-name="T1">Tipp:</text:span> Der Bewerber sollte im Anschreiben betonen: „Ich nutze meine Erfahrung in der Systemanalyse, um komplexe Geschäftslogik in wartbare Spring Boot Services zu übersetzen.“</text:p>
        <text:p text:style-name="Text_20_body">Möchtest du, dass ich für dieses „Modernisierungs-Gateway“ eine Liste mit konkreten User-Stories erstelle, die er in seiner Probearbeit umsetzen könnte?</text:p>
      </text:section>
      <text:section text:style-name="Sect1" text:name="Bereich7">
        <text:p text:style-name="P4"><text:bookmark text:name="814a5489b6ce68cb"/></text:p>
      </text:section>
      <text:section text:style-name="Sect1" text:name="7f92bc99bd5ba9e3">
        <text:p text:style-name="P4"/>
        <text:section text:style-name="Sect1" text:name="user-query-content-2">
          <text:p text:style-name="P4"/>
        </text:section>
      </text:section>
      <text:section text:style-name="Sect1" text:name="Bereich8">
        <text:p text:style-name="P5"><text:bookmark text:name="user-query-content-2"/>ja, das klingt interessant, mach das bitte. </text:p>
      </text:section>
      <text:section text:style-name="Sect2" text:name="model-response-message-contentr_7f92bc99bd5ba9e3">
        <text:p text:style-name="P4">Sehr gerne. Um einen Personalchef im aktuellen Marktumfeld (hoher Kostendruck, Fokus auf Effizienz und KI-Integration) zu beeindrucken, sollte die Probearbeit wie ein reales Kundenprojekt strukturiert sein.</text:p>
        <text:p text:style-name="Text_20_body">Hier sind die konkreten <text:span text:style-name="T1">User Stories</text:span> für das Projekt <text:span text:style-name="T1">"The Intelligent Legacy Gateway"</text:span>.</text:p>
        <text:p text:style-name="Horizontal_20_Line"/>
        <text:h text:style-name="Heading_20_2" text:outline-level="2">Projekt-Szenario</text:h>
        <text:p text:style-name="Text_20_body">Ein fiktives Unternehmen hat eine veraltete "Legacy-Schnittstelle" (z. B. ein Verzeichnis mit unstrukturierten CSV-Exporten oder eine alte REST-API ohne Sicherheit). Der Ingenieur baut eine Spring Boot 3.4+ Anwendung, die diese Daten bereinigt, via KI anreichert und sicher modernisiert zur Verfügung stellt.</text:p>
        <text:h text:style-name="Heading_20_3" text:outline-level="3"><text:soft-page-break/>User Story 1: Der "Robust Ingest" (Stabilität &amp; Transformation)</text:h>
        <text:p text:style-name="Quotations">„<text:span text:style-name="T2">Als System-Administrator möchte ich, dass das Gateway Daten aus einer unzuverlässigen Alt-Quelle liest, validiert und in ein sauberes JSON-Format überführt.“</text:span></text:p>
        <text:list text:style-name="L3">
          <text:list-item>
            <text:p text:style-name="P11">Technische Umsetzung:</text:p>
            <text:list>
              <text:list-item>
                <text:p text:style-name="P12">Implementierung eines <text:span text:style-name="T1">Scheduled Tasks</text:span> oder eines Datei-Watchers.</text:p>
              </text:list-item>
              <text:list-item>
                <text:p text:style-name="P12">Nutzung von <text:span text:style-name="T1">Bean Validation (Jakarta Validation)</text:span>, um fehlerhafte Altdaten sofort abzufangen.</text:p>
              </text:list-item>
              <text:list-item>
                <text:p text:style-name="P12"><text:span text:style-name="T1">Error Handling:</text:span> Implementierung von <text:span text:style-name="Source_20_Text">Problem Details</text:span> (RFC 9457), damit Fehlermeldungen für moderne Frontends standardisiert sind.</text:p>
              </text:list-item>
            </text:list>
          </text:list-item>
        </text:list>
        <text:h text:style-name="Heading_20_3" text:outline-level="3">User Story 2: Die "AI Enrichment" Bridge (Der Wow-Effekt)</text:h>
        <text:p text:style-name="Quotations">„<text:span text:style-name="T2">Als Analyst möchte ich, dass das Gateway automatisch Kategorien oder Zusammenfassungen für die Altdaten generiert, da diese Informationen im Quellsystem fehlen.“</text:span></text:p>
        <text:list text:style-name="L4">
          <text:list-item>
            <text:p text:style-name="P13">Technische Umsetzung:</text:p>
            <text:list>
              <text:list-item>
                <text:p text:style-name="P14">Integration von <text:span text:style-name="T1">Spring AI</text:span>.</text:p>
              </text:list-item>
              <text:list-item>
                <text:p text:style-name="P14">Anbindung eines LLM (z.B. via Ollama lokal oder OpenAI API), um ein Feld (z.B. einen Freitext-Kommentar aus der Alt-Datenbank) zu analysieren und zu klassifizieren.</text:p>
              </text:list-item>
              <text:list-item>
                <text:p text:style-name="P14"><text:span text:style-name="T1">Prompt Engineering:</text:span> Hinterlegen eines sauberen System-Prompts im Code.</text:p>
              </text:list-item>
            </text:list>
          </text:list-item>
        </text:list>
        <text:h text:style-name="Heading_20_3" text:outline-level="3">User Story 3: Die "Secure Exposure" (Sicherheit)</text:h>
        <text:p text:style-name="Quotations">„<text:span text:style-name="T2">Als Sicherheitsbeauftragter möchte ich, dass die neuen Endpunkte nur für autorisierte Nutzer zugänglich sind und sensible Daten geschützt werden.“</text:span></text:p>
        <text:list text:style-name="L5">
          <text:list-item>
            <text:p text:style-name="P15">Technische Umsetzung:</text:p>
            <text:list>
              <text:list-item>
                <text:p text:style-name="P16">Konfiguration von <text:span text:style-name="T1">Spring Security</text:span>.</text:p>
              </text:list-item>
              <text:list-item>
                <text:p text:style-name="P16">Umsetzung von <text:span text:style-name="T1">Role-Based Access Control (RBAC)</text:span>.</text:p>
              </text:list-item>
              <text:list-item>
                <text:p text:style-name="P16">Bonus: Maskierung von personenbezogenen Daten im JSON-Output (Data Privacy).</text:p>
              </text:list-item>
            </text:list>
          </text:list-item>
        </text:list>
        <text:h text:style-name="Heading_20_3" text:outline-level="3">User Story 4: Die "Cloud-Readiness" (Effizienz &amp; Kosten)</text:h>
        <text:p text:style-name="Quotations">„<text:span text:style-name="T2">Als DevOps-Ingenieur möchte ich, dass die Anwendung minimale Ressourcen verbraucht und sofort einsatzbereit für die Cloud ist.“</text:span></text:p>
        <text:list text:style-name="L6">
          <text:list-item>
            <text:p text:style-name="P17">Technische Umsetzung:</text:p>
            <text:list>
              <text:list-item>
                <text:p text:style-name="P18">Bereitstellung eines <text:span text:style-name="T1">Dockerfiles</text:span> (Multistage-Build).</text:p>
              </text:list-item>
              <text:list-item>
                <text:p text:style-name="P18">Konfiguration von <text:span text:style-name="T1">Spring Boot Actuator</text:span> (Health-Checks und Metriken).</text:p>
              </text:list-item>
              <text:list-item>
                <text:p text:style-name="P18"><text:soft-page-break/><text:span text:style-name="T1">Native Image Support:</text:span> Vorbereitung für die Kompilierung mit <text:span text:style-name="T1">GraalVM</text:span>, um den Memory-Footprint um bis zu 80% zu senken.</text:p>
              </text:list-item>
            </text:list>
          </text:list-item>
        </text:list>
        <text:p text:style-name="Horizontal_20_Line"/>
        <text:h text:style-name="Heading_20_2" text:outline-level="2">Wie der Bewerber die Arbeit präsentieren sollte (Der "Senior"-Touch)</text:h>
        <text:p text:style-name="Text_20_body">Damit die Probearbeit aus der Masse heraussticht, sollte er nicht nur den Code abgeben, sondern ein <text:span text:style-name="T1">"Architektur-Logbuch"</text:span> (ADR - Architecture Decision Records) beilegen:</text:p>
        <text:list text:style-name="L7">
          <text:list-item>
            <text:p text:style-name="P19"><text:span text:style-name="T1">Entscheidungs-Matrix:</text:span> Warum wurde Spring AI und nicht eine manuelle Regex-Lösung gewählt?</text:p>
          </text:list-item>
          <text:list-item>
            <text:p text:style-name="P19"><text:span text:style-name="T1">Test-Strategie:</text:span> Ein Nachweis über eine Testabdeckung mit <text:span text:style-name="T1">JUnit 5</text:span> und <text:span text:style-name="T1">AssertJ</text:span>. Er sollte zeigen, dass er "Test-First" versteht.</text:p>
          </text:list-item>
          <text:list-item>
            <text:p text:style-name="P19"><text:span text:style-name="T1">Performance-Metrik:</text:span> Ein kleiner Screenshot, der zeigt: <text:span text:style-name="T2">"Meine Anwendung startet in 0.05 Sekunden als Native Image und verbraucht nur 40MB RAM."</text:span> (Das ist das schlagende Argument für jeden IT-Leiter).</text:p>
          </text:list-item>
        </text:list>
        <text:p text:style-name="Horizontal_20_Line"/>
        <text:h text:style-name="Heading_20_3" text:outline-level="3">Mein Vorschlag für den nächsten Schritt:</text:h>
        <text:p text:style-name="Text_20_body">Soll ich dir eine Liste mit <text:span text:style-name="T1">"Fangfragen"</text:span> erstellen, die der Personalchef dem Ingenieur zu dieser Probearbeit im Vorstellungsgespräch stellen würde? So könnte er sich ideal auf die Verteidigung seines Codes vorbereiten.</text:p>
      </text:section>
      <text:section text:style-name="Sect1" text:name="Bereich9">
        <text:p text:style-name="P4"><text:bookmark text:name="chat-history"/></text:p>
        <text:section text:style-name="Sect1" text:name="Bereich10">
          <text:p text:style-name="P4"><text:bookmark text:name="7f92bc99bd5ba9e3"/></text:p>
        </text:section>
      </text:section>
      <text:p text:style-name="P4"/>
      <text:p text:style-name="P4">Da Gemini Fehler machen kann, auch bei Informationen über Personen, solltest du die Antworten überprüfen. <text:a xlink:type="simple" xlink:href="https://support.google.com/gemini?p=privacy_notice" office:target-frame-name="_blank" xlink:show="new" text:style-name="Internet_20_link" text:visited-style-name="Visited_20_Internet_20_Link">Datenschutz und GeminiWird in einem neuen Fenster geöffnet</text:a></text:p>
      <text:section text:style-name="Sect1" text:name="cdk-live-announcer-0">
        <text:p text:style-name="P4"/>
      </text:section>
      <text:section text:style-name="Sect1" text:name="cdk-describedby-message-ng-1-2">
        <text:p text:style-name="P4"/>
      </text:section>
      <text:section text:style-name="Sect1" text:name="cdk-describedby-message-ng-1-3">
        <text:p text:style-name="P4"/>
      </text:section>
      <text:section text:style-name="Sect1" text:name="cdk-describedby-message-ng-1-4">
        <text:p text:style-name="P4"/>
      </text:section>
      <text:section text:style-name="Sect1" text:name="cdk-describedby-message-ng-1-5">
        <text:p text:style-name="P4"/>
      </text:section>
      <text:section text:style-name="Sect1" text:name="cdk-describedby-message-ng-1-6">
        <text:p text:style-name="P4"/>
      </text:section>
      <text:section text:style-name="Sect1" text:name="cdk-describedby-message-ng-1-7">
        <text:p text:style-name="P4"/>
      </text:section>
      <text:section text:style-name="Sect1" text:name="cdk-describedby-message-ng-1-8">
        <text:p text:style-name="P4"/>
      </text:section>
      <text:section text:style-name="Sect1" text:name="cdk-describedby-message-ng-1-9">
        <text:p text:style-name="P4"/>
      </text:section>
      <text:section text:style-name="Sect1" text:name="cdk-describedby-message-ng-1-16">
        <text:p text:style-name="P4"/>
      </text:section>
      <text:section text:style-name="Sect1" text:name="cdk-describedby-message-ng-1-19">
        <text:p text:style-name="P4"><text:soft-page-break/></text:p>
      </text:section>
      <text:section text:style-name="Sect1" text:name="cdk-describedby-message-ng-1-20">
        <text:p text:style-name="P4"/>
      </text:section>
      <text:section text:style-name="Sect1" text:name="cdk-describedby-message-ng-1-21">
        <text:p text:style-name="P4"/>
      </text:section>
      <text:section text:style-name="Sect1" text:name="cdk-describedby-message-ng-1-30">
        <text:p text:style-name="P4"/>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8T07:51:25.498862500</meta:creation-date>
    <dc:date>2026-01-08T07:51:55.716587400</dc:date>
    <meta:editing-duration>PT30S</meta:editing-duration>
    <meta:editing-cycles>1</meta:editing-cycles>
    <meta:document-statistic meta:table-count="2" meta:image-count="0" meta:object-count="0" meta:page-count="7" meta:paragraph-count="120" meta:word-count="1471" meta:character-count="10637" meta:non-whitespace-character-count="9297"/>
    <meta:generator>LibreOffice/25.8.4.2$Windows_X86_64 LibreOffice_project/290daaa01b999472f0c7a3890eb6a550fd74c6df</meta:generator>
  </office:meta>
</office:document-meta>
</file>